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415d" officeooo:paragraph-rsid="001a415d"/>
    </style:style>
    <style:style style:name="P2" style:family="paragraph" style:parent-style-name="Text_20_body">
      <style:text-properties officeooo:rsid="001a415d" officeooo:paragraph-rsid="001a41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te réunion : 17/01/2023</text:p>
      <text:p text:style-name="P1">- Mise en place place de la base de données</text:p>
      <text:p text:style-name="P1">- Page de connexion</text:p>
      <text:p text:style-name="P1">- Page d’accueil</text:p>
      <text:p text:style-name="P1">- Page pour déposer une annonce pour du matériel</text:p>
      <text:p text:style-name="P1"/>
      <text:p text:style-name="P1">Date réunion : 22/01/2023</text:p>
      <text:p text:style-name="P1">- Page pour déposer une annonce pour un service ponctuel ou récurrent</text:p>
      <text:p text:style-name="P1">- Mise en place de la messagerie</text:p>
      <text:p text:style-name="P1">- Ajout d’images pour les annonces de matériel</text:p>
      <text:p text:style-name="P1"/>
      <text:p text:style-name="P1">25/01/2023</text:p>
      <text:p text:style-name="P1">- Modification interface utilisateur pour meilleure compréhension</text:p>
      <text:p text:style-name="P1">- Mise en place du CSS</text:p>
      <text:p text:style-name="P1"/>
      <text:p text:style-name="P1">30/01/2023</text:p>
      <text:p text:style-name="P1">- Ajout d’images de profil</text:p>
      <text:p text:style-name="P1">- Messagerie fonctionnelle</text:p>
      <text:p text:style-name="P1">- Réservation possible</text:p>
      <text:p text:style-name="P1">- Mise à jour CSS</text:p>
      <text:p text:style-name="P1"/>
      <text:p text:style-name="P1">05/02/2023</text:p>
      <text:p text:style-name="P1">- Gestion des florains</text:p>
      <text:p text:style-name="P1">- Ajout administrateur</text:p>
      <text:p text:style-name="P1">- Ajout d’une option de signalement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0:50:36.933169160</meta:creation-date>
    <dc:date>2024-02-05T11:00:51.115402702</dc:date>
    <meta:editing-duration>PT4S</meta:editing-duration>
    <meta:editing-cycles>1</meta:editing-cycles>
    <meta:document-statistic meta:table-count="0" meta:image-count="0" meta:object-count="0" meta:page-count="1" meta:paragraph-count="21" meta:word-count="106" meta:character-count="611" meta:non-whitespace-character-count="525"/>
    <meta:generator>LibreOffice/7.3.7.2$Linux_X86_64 LibreOffice_project/30$Build-2</meta:generator>
  </office:meta>
</office:document-meta>
</file>